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Basic/Standard/AutoSpel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/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0:49:12.054175598</meta:creation-date>
    <dc:date>2023-08-28T10:50:16.133921183</dc:date>
    <meta:editing-duration>PT1M4S</meta:editing-duration>
    <meta:editing-cycles>1</meta:editing-cycles>
    <meta:generator>LibreOffice/7.0.4.2$Linux_X86_64 LibreOffice_project/00$Build-2</meta:generator>
  </office:meta>
</office:document-meta>
</file>

<file path=Basic/Standard/AutoSpell.xml><?xml version="1.0" encoding="utf-8"?>
<!DOCTYPE module  PUBLIC '-//OpenOffice.org//DTD OfficeDocument 1.0//EN'  'module.dtd'>
<script:module xmlns:script="http://openoffice.org/2000/script" script:name="AutoSpell" script:language="StarBasic" script:moduleType="normal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utoSpe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